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b3bba" officeooo:paragraph-rsid="000b3bba"/>
    </style:style>
    <style:style style:name="P2" style:family="paragraph" style:parent-style-name="Standard">
      <style:paragraph-properties fo:text-align="end" style:justify-single-word="false"/>
      <style:text-properties fo:font-size="8pt" officeooo:rsid="000b3bba" officeooo:paragraph-rsid="000b3bba" style:font-size-asian="8pt" style:font-size-complex="8pt"/>
    </style:style>
    <style:style style:name="P3" style:family="paragraph" style:parent-style-name="Standard">
      <style:paragraph-properties fo:text-align="end" style:justify-single-word="false"/>
      <style:text-properties fo:font-size="8pt" officeooo:rsid="00104a03" officeooo:paragraph-rsid="00104a03" style:font-size-asian="8pt" style:font-size-complex="8pt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0bfe8a" officeooo:paragraph-rsid="000bfe8a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officeooo:rsid="001248a5" officeooo:paragraph-rsid="001248a5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b3bba" officeooo:paragraph-rsid="000b3bba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style="italic" officeooo:rsid="000b3bba" officeooo:paragraph-rsid="000d9cfc" style:font-size-asian="14pt" style:font-style-asian="italic" style:font-size-complex="14pt" style:font-style-complex="italic"/>
    </style:style>
    <style:style style:name="P8" style:family="paragraph" style:parent-style-name="Standard">
      <style:text-properties fo:font-style="italic" officeooo:rsid="00445371" officeooo:paragraph-rsid="00127e07" style:font-style-asian="italic" style:font-style-complex="italic"/>
    </style:style>
    <style:style style:name="P9" style:family="paragraph" style:parent-style-name="Standard">
      <style:text-properties officeooo:paragraph-rsid="004b43b6"/>
    </style:style>
    <style:style style:name="P10" style:family="paragraph" style:parent-style-name="Standard">
      <style:text-properties officeooo:rsid="0056f225" officeooo:paragraph-rsid="0056f225"/>
    </style:style>
    <style:style style:name="P11" style:family="paragraph" style:parent-style-name="Standard">
      <style:paragraph-properties fo:text-align="justify" style:justify-single-word="false"/>
      <style:text-properties officeooo:rsid="0056f225" officeooo:paragraph-rsid="0056f225"/>
    </style:style>
    <style:style style:name="P12" style:family="paragraph" style:parent-style-name="Standard">
      <style:text-properties officeooo:rsid="005858d2" officeooo:paragraph-rsid="005858d2"/>
    </style:style>
    <style:style style:name="P13" style:family="paragraph" style:parent-style-name="Standard">
      <style:text-properties fo:color="#990000" officeooo:rsid="0056f225" officeooo:paragraph-rsid="0056f225"/>
    </style:style>
    <style:style style:name="P14" style:family="paragraph" style:parent-style-name="Standard">
      <style:text-properties fo:color="#990000" officeooo:rsid="0066d302" officeooo:paragraph-rsid="0066d302"/>
    </style:style>
    <style:style style:name="P15" style:family="paragraph" style:parent-style-name="Standard">
      <style:text-properties officeooo:rsid="001248a5" officeooo:paragraph-rsid="001248a5"/>
    </style:style>
    <style:style style:name="P16" style:family="paragraph" style:parent-style-name="Standard">
      <style:text-properties officeooo:rsid="0060ce20" officeooo:paragraph-rsid="0060ce20"/>
    </style:style>
    <style:style style:name="P17" style:family="paragraph">
      <style:paragraph-properties fo:text-align="center"/>
    </style:style>
    <style:style style:name="T1" style:family="text">
      <style:text-properties fo:font-style="italic" style:text-underline-style="none" style:font-style-asian="italic" style:font-style-complex="italic"/>
    </style:style>
    <style:style style:name="T2" style:family="text">
      <style:text-properties fo:font-style="italic" officeooo:rsid="0058ec06" style:font-style-asian="italic" style:font-style-complex="italic"/>
    </style:style>
    <style:style style:name="T3" style:family="text">
      <style:text-properties fo:font-style="italic" officeooo:rsid="00594e21" style:font-style-asian="italic" style:font-style-complex="italic"/>
    </style:style>
    <style:style style:name="T4" style:family="text">
      <style:text-properties fo:font-style="italic" officeooo:rsid="00652dba" style:font-style-asian="italic" style:font-style-complex="italic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officeooo:rsid="0053f48b" style:font-style-asian="normal" style:font-weight-asian="normal" style:font-style-complex="normal" style:font-weight-complex="normal"/>
    </style:style>
    <style:style style:name="T7" style:family="text">
      <style:text-properties fo:font-style="normal" officeooo:rsid="0060ce20" style:font-style-asian="normal" style:font-style-complex="normal"/>
    </style:style>
    <style:style style:name="T8" style:family="text">
      <style:text-properties fo:font-style="normal" officeooo:rsid="0061193b" style:font-style-asian="normal" style:font-style-complex="normal"/>
    </style:style>
    <style:style style:name="T9" style:family="text">
      <style:text-properties fo:font-style="normal" officeooo:rsid="0068bc91" style:font-style-asian="normal" style:font-style-complex="normal"/>
    </style:style>
    <style:style style:name="T10" style:family="text">
      <style:text-properties fo:font-style="normal" officeooo:rsid="0069c2b1" style:font-style-asian="normal" style:font-style-complex="normal"/>
    </style:style>
    <style:style style:name="T11" style:family="text">
      <style:text-properties fo:font-style="normal" officeooo:rsid="006ac733" style:font-style-asian="normal" style:font-style-complex="normal"/>
    </style:style>
    <style:style style:name="T12" style:family="text">
      <style:text-properties fo:font-style="normal" officeooo:rsid="006c2127" style:font-style-asian="normal" style:font-style-complex="normal"/>
    </style:style>
    <style:style style:name="T13" style:family="text">
      <style:text-properties officeooo:rsid="00554f92"/>
    </style:style>
    <style:style style:name="T14" style:family="text">
      <style:text-properties officeooo:rsid="0058ec06"/>
    </style:style>
    <style:style style:name="T15" style:family="text">
      <style:text-properties officeooo:rsid="00594e21"/>
    </style:style>
    <style:style style:name="T16" style:family="text">
      <style:text-properties officeooo:rsid="0060ce20"/>
    </style:style>
    <style:style style:name="T17" style:family="text">
      <style:text-properties officeooo:rsid="0068bc91"/>
    </style:style>
    <style:style style:name="T18" style:family="text">
      <style:text-properties officeooo:rsid="006bc774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fill="solid" draw:fill-color="#ffff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end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993366" draw:fill="solid" draw:fill-color="#9933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9933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dash" draw:stroke-dash="Fine_20_Dashed" draw:marker-end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4e376b" draw:marker-end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dash" draw:stroke-dash="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dash" draw:stroke-dash="Fine_20_Dashed" draw:marker-start="Extrémités_20_de_20_flèche_20_3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uillaume RIPOLL</text:p>
      <text:p text:style-name="P3">L3 -<text:span text:style-name="T18">&gt; L3</text:span></text:p>
      <text:p text:style-name="P6">Compte-rendu de réunion :<text:span text:style-name="T1"> </text:span><text:span text:style-name="T5">0</text:span><text:span text:style-name="T6">9</text:span><text:span text:style-name="T5">/07/2014</text:span></text:p>
      <text:p text:style-name="P7">Stage facultatif sur la génération de code parallèle pour les langages synchrones</text:p>
      <text:p text:style-name="P7">à l'IRIT avec l'équipe ACADIE</text:p>
      <text:p text:style-name="P1"/>
      <text:p text:style-name="P4">Présentation du travail effectué :</text:p>
      <text:p text:style-name="P9"/>
      <text:p text:style-name="P10">Présentation du template Java imaginé :</text:p>
      <text:p text:style-name="P11"><text:span text:style-name="T15"><text:tab/>1.</text:span> dynamique de méthodes set et get simples pour les cas généraux et de syn_set et syn_get pour des cas de variables synchronisées</text:p>
      <text:p text:style-name="P10"><text:span text:style-name="T15"><text:tab/>2. solution du calcul des présences de variables trop lourde :</text:span></text:p>
      <text:p text:style-name="P10"><text:span text:style-name="T14">-&gt; vérifier s'il est possible d'utiliser les propriétés du scheduler pour permettre à un thread qui aurait une faible priorité, de se lancer seulement si tout autre thread est bloqué. L'usage d'un boolean de présence ne serait donc plus nécessaire.</text:span></text:p>
      <text:p text:style-name="P13"><text:span text:style-name="T2">Remarque : côté Ocaml, si un thread peut être bloqué lors du calcul d'une variable synchronisée, </text:span><text:span text:style-name="T4">le nombre de thread ne pourra pas toujours être diminué</text:span><text:span text:style-name="T3"> :</text:span></text:p>
      <text:p text:style-name="P13"><draw:rect text:anchor-type="paragraph" draw:z-index="0" draw:style-name="gr1" draw:text-style-name="P17" svg:width="1.661cm" svg:height="1.071cm" svg:x="1.72cm" svg:y="0.284cm"><text:p text:style-name="P17">a</text:p></draw:rect><draw:rect text:anchor-type="paragraph" draw:z-index="3" draw:style-name="gr2" draw:text-style-name="P17" svg:width="1.661cm" svg:height="1.071cm" svg:x="5.039cm" svg:y="0.284cm"><text:p text:style-name="P17">b</text:p></draw:rect><draw:rect text:anchor-type="paragraph" draw:z-index="15" draw:style-name="gr1" draw:text-style-name="P17" svg:width="1.661cm" svg:height="1.071cm" svg:x="10.848cm" svg:y="0.284cm"><text:p text:style-name="P17">a</text:p></draw:rect><draw:rect text:anchor-type="paragraph" draw:z-index="16" draw:style-name="gr1" draw:text-style-name="P17" svg:width="1.661cm" svg:height="1.071cm" svg:x="14.168cm" svg:y="0.284cm"><text:p text:style-name="P17">b</text:p></draw:rect></text:p>
      <text:p text:style-name="P13"/>
      <text:p text:style-name="P13"><draw:line text:anchor-type="paragraph" draw:z-index="6" draw:style-name="gr3" draw:text-style-name="P17" svg:x1="2.524cm" svg:y1="0.381cm" svg:x2="2.524cm" svg:y2="1.452cm"><text:p/></draw:line><draw:line text:anchor-type="paragraph" draw:z-index="8" draw:style-name="gr3" draw:text-style-name="P17" svg:x1="5.898cm" svg:y1="0.381cm" svg:x2="5.898cm" svg:y2="1.452cm"><text:p/></draw:line><draw:line text:anchor-type="paragraph" draw:z-index="9" draw:style-name="gr3" draw:text-style-name="P17" svg:x1="5.899cm" svg:y1="0.381cm" svg:x2="3.38cm" svg:y2="1.452cm"><text:p/></draw:line><draw:line text:anchor-type="paragraph" draw:z-index="23" draw:style-name="gr3" draw:text-style-name="P17" svg:x1="15.06cm" svg:y1="0.381cm" svg:x2="13.377cm" svg:y2="0.91cm"><text:p/></draw:line><draw:line text:anchor-type="paragraph" draw:z-index="27" draw:style-name="gr9" draw:text-style-name="P17" svg:x1="15.06cm" svg:y1="0.381cm" svg:x2="15.037cm" svg:y2="1.651cm"><text:p/></draw:line><draw:line text:anchor-type="paragraph" draw:z-index="33" draw:style-name="gr9" draw:text-style-name="P17" svg:x1="11.68cm" svg:y1="0.381cm" svg:x2="11.68cm" svg:y2="1.849cm"><text:p/></draw:line></text:p>
      <text:p text:style-name="P13"><draw:rect text:anchor-type="paragraph" draw:z-index="17" draw:style-name="gr1" draw:text-style-name="P17" svg:width="1.661cm" svg:height="1.071cm" svg:x="12.508cm" svg:y="0.423cm"><text:p text:style-name="P17">u</text:p></draw:rect></text:p>
      <text:p text:style-name="P13"><draw:line text:anchor-type="paragraph" draw:z-index="14" draw:style-name="gr4" draw:text-style-name="P17" svg:x1="9.998cm" svg:y1="0.4cm" svg:x2="8.218cm" svg:y2="2.143cm"><text:p/></draw:line><draw:rect text:anchor-type="paragraph" draw:z-index="4" draw:style-name="gr2" draw:text-style-name="P17" svg:width="1.661cm" svg:height="1.071cm" svg:x="5.039cm" svg:y="0.478cm"><text:p text:style-name="P17">u</text:p></draw:rect><draw:rect text:anchor-type="paragraph" draw:z-index="1" draw:style-name="gr1" draw:text-style-name="P17" svg:width="1.661cm" svg:height="1.071cm" svg:x="1.72cm" svg:y="0.478cm"><text:p text:style-name="P17">x</text:p></draw:rect><draw:line text:anchor-type="paragraph" draw:z-index="32" draw:style-name="gr9" draw:text-style-name="P17" svg:x1="12.507cm" svg:y1="0.429cm" svg:x2="10.634cm" svg:y2="2.99cm"><text:p/></draw:line></text:p>
      <text:p text:style-name="P13"><draw:line text:anchor-type="paragraph" draw:z-index="12" draw:style-name="gr4" draw:text-style-name="P17" svg:x1="8.218cm" svg:y1="0.453cm" svg:x2="9.925cm" svg:y2="0.453cm"><text:p/></draw:line><draw:line text:anchor-type="paragraph" draw:z-index="28" draw:style-name="gr10" draw:text-style-name="P17" svg:x1="14.168cm" svg:y1="1.062cm" svg:x2="15.038cm" svg:y2="0.191cm"><text:p/></draw:line><draw:line text:anchor-type="paragraph" draw:z-index="29" draw:style-name="gr9" draw:text-style-name="P17" svg:x1="12.508cm" svg:y1="0.025cm" svg:x2="11.236cm" svg:y2="2.503cm"><text:p/></draw:line><draw:line text:anchor-type="paragraph" draw:z-index="21" draw:style-name="gr6" draw:text-style-name="P17" svg:x1="11.68cm" svg:y1="0.388cm" svg:x2="12.507cm" svg:y2="1.062cm"><text:p/></draw:line></text:p>
      <text:p text:style-name="P13"><draw:line text:anchor-type="paragraph" draw:z-index="24" draw:style-name="gr8" draw:text-style-name="P17" svg:x1="13.365cm" svg:y1="0.034cm" svg:x2="13.365cm" svg:y2="0.576cm"><text:p/></draw:line></text:p>
      <text:p text:style-name="P13"><draw:line text:anchor-type="paragraph" draw:z-index="7" draw:style-name="gr3" draw:text-style-name="P17" svg:x1="2.524cm" svg:y1="0.088cm" svg:x2="2.524cm" svg:y2="1.159cm"><text:p/></draw:line><draw:line text:anchor-type="paragraph" draw:z-index="10" draw:style-name="gr3" draw:text-style-name="P17" svg:x1="5.04cm" svg:y1="0.088cm" svg:x2="3.38cm" svg:y2="1.159cm"><text:p/></draw:line><draw:line text:anchor-type="paragraph" draw:z-index="11" draw:style-name="gr3" draw:text-style-name="P17" svg:x1="5.897cm" svg:y1="0.088cm" svg:x2="5.897cm" svg:y2="1.159cm"><text:p/></draw:line><draw:line text:anchor-type="paragraph" draw:z-index="13" draw:style-name="gr5" draw:text-style-name="P17" svg:x1="8.218cm" svg:y1="0.093cm" svg:x2="9.913cm" svg:y2="0.093cm"><text:p/></draw:line><draw:rect text:anchor-type="paragraph" draw:z-index="18" draw:style-name="gr1" draw:text-style-name="P17" svg:width="1.661cm" svg:height="1.071cm" svg:x="12.508cm" svg:y="0.088cm"><text:p text:style-name="P17">x</text:p></draw:rect></text:p>
      <text:p text:style-name="P13"/>
      <text:p text:style-name="P13"><draw:line text:anchor-type="paragraph" draw:z-index="25" draw:style-name="gr3" draw:text-style-name="P17" svg:x1="13.353cm" svg:y1="0.185cm" svg:x2="13.353cm" svg:y2="0.739cm"><text:p/></draw:line><draw:rect text:anchor-type="paragraph" draw:z-index="5" draw:style-name="gr2" draw:text-style-name="P17" svg:width="1.661cm" svg:height="1.071cm" svg:x="5.039cm" svg:y="0.185cm"><text:p text:style-name="P17">v</text:p></draw:rect><draw:rect text:anchor-type="paragraph" draw:z-index="2" draw:style-name="gr1" draw:text-style-name="P17" svg:width="1.661cm" svg:height="1.071cm" svg:x="1.72cm" svg:y="0.185cm"><text:p text:style-name="P17">y</text:p></draw:rect></text:p>
      <text:p text:style-name="P13"><draw:rect text:anchor-type="paragraph" draw:z-index="19" draw:style-name="gr1" draw:text-style-name="P17" svg:width="1.661cm" svg:height="1.071cm" svg:x="12.508cm" svg:y="0.252cm"><text:p text:style-name="P17">y</text:p></draw:rect><draw:line text:anchor-type="paragraph" draw:z-index="22" draw:style-name="gr7" draw:text-style-name="P17" svg:x1="8.867cm" svg:y1="0.065cm" svg:x2="8.879cm" svg:y2="0.102cm"><text:p/></draw:line><draw:line text:anchor-type="paragraph" draw:z-index="31" draw:style-name="gr10" draw:text-style-name="P17" svg:x1="12.507cm" svg:y1="1.865cm" svg:x2="10.634cm" svg:y2="0.069cm"><text:p/></draw:line><draw:line text:anchor-type="paragraph" draw:z-index="30" draw:style-name="gr10" draw:text-style-name="P17" svg:x1="12.508cm" svg:y1="0.252cm" svg:x2="11.236cm" svg:y2="0.069cm"><text:p/></draw:line></text:p>
      <text:p text:style-name="P13"/>
      <text:p text:style-name="P13"><draw:line text:anchor-type="paragraph" draw:z-index="26" draw:style-name="gr8" draw:text-style-name="P17" svg:x1="13.377cm" svg:y1="0.349cm" svg:x2="13.377cm" svg:y2="0.891cm"><text:p/></draw:line></text:p>
      <text:p text:style-name="P13"><draw:rect text:anchor-type="paragraph" draw:z-index="20" draw:style-name="gr1" draw:text-style-name="P17" svg:width="1.661cm" svg:height="1.071cm" svg:x="12.508cm" svg:y="0.404cm"><text:p text:style-name="P17">v</text:p></draw:rect></text:p>
      <text:p text:style-name="P13"/>
      <text:p text:style-name="P13"/>
      <text:p text:style-name="P14">Dans le cas ci-dessus, on voit que si <text:span text:style-name="T17">&lt;a&gt;</text:span> non présent, un thread chargé d<text:span text:style-name="T17">u calcul de &lt;x&gt; bloque. Ainsi le graphe de droite ne calcul pas &lt;v&gt; qui pouvait être calculé sur le graphe de gauche.</text:span></text:p>
      <text:p text:style-name="P12"><text:tab/><text:span text:style-name="T15">3. </text:span>Présentation de la structure Ocaml de graphes imaginée</text:p>
      <text:p text:style-name="P5"/>
      <text:p text:style-name="P5"/>
      <text:p text:style-name="P5">Définition des nouveaux objectifs :</text:p>
      <text:p text:style-name="P15"/>
      <text:p text:style-name="P16"><text:tab/>-&gt; Mettre en place un template qui prévoit un environnement avec en entrée un fichier qui définit les variables d'entrées à chaque cycle et en sortie un second fichier qui définit l'ensemble des variables à chaque cycle.</text:p>
      <text:p text:style-name="P8"><text:tab/>-<text:span text:style-name="T16">&gt; </text:span><text:span text:style-name="T7">Se </text:span><text:span text:style-name="T8">documenter sur le fonctionnement des schedulers Java et Posix (Ocaml), </text:span><text:span text:style-name="T9">de sorte à </text:span><text:span text:style-name="T10">savoir s'il est possible de détecter le blocage de l'ensemble des threads </text:span><text:span text:style-name="T11">au moment où ils sont tous bloqué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Extrémités_20_de_20_flèche_20_1" draw:display-name="Extrémités de flèche 1" svg:viewBox="0 0 20 30" svg:d="M10 0l-10 30h20z"/>
    <draw:marker draw:name="Extrémités_20_de_20_flèche_20_3" draw:display-name="Extrémités de flèche 3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3T10:08:17.884725104</meta:creation-date>
    <dc:date>2014-07-09T11:06:47.780347590</dc:date>
    <meta:editing-duration>PT2H21M18S</meta:editing-duration>
    <meta:editing-cycles>89</meta:editing-cycles>
    <meta:generator>LibreOffice/4.2.5.2$Linux_x86 LibreOffice_project/420$Build-2</meta:generator>
    <meta:document-statistic meta:table-count="0" meta:image-count="0" meta:object-count="0" meta:page-count="1" meta:paragraph-count="16" meta:word-count="261" meta:character-count="1541" meta:non-whitespace-character-count="1291"/>
  </office:meta>
</office:document-meta>
</file>